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848cm"/>
    </style:style>
    <style:style style:name="gr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598cm"/>
    </style:style>
    <style:style style:name="gr11" style:family="graphic" style:parent-style-name="standard">
      <style:graphic-properties draw:stroke="none" draw:fill="none" fo:min-height="0.823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6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7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8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vertical-align="middle" draw:auto-grow-height="false" fo:min-height="1.395cm" fo:min-width="1.061cm"/>
    </style:style>
    <style:style style:name="gr21" style:family="graphic" style:parent-style-name="standard">
      <style:graphic-properties draw:textarea-vertical-align="middle" draw:auto-grow-height="false" fo:min-height="1.486cm" fo:min-width="1.061cm"/>
    </style:style>
    <style:style style:name="gr22" style:family="graphic" style:parent-style-name="standard">
      <style:graphic-properties draw:textarea-vertical-align="middle" draw:auto-grow-height="false" fo:min-height="1.36cm" fo:min-width="1.26cm"/>
    </style:style>
    <style:style style:name="gr23" style:family="graphic" style:parent-style-name="objectwithoutfill">
      <style:graphic-properties svg:stroke-width="0.102cm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669cm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6.2999992370605pt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hatch" draw:fill-color="#0000ff" draw:fill-hatch-name="Black_20_45_20_Degrees"/>
      <style:paragraph-properties fo:text-align="center"/>
    </style:style>
    <style:style style:name="P12" style:family="paragraph">
      <loext:graphic-properties draw:fill="hatch" draw:fill-color="#0000ff" draw:fill-hatch-name="Black_20_90_20_Degrees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5" style:family="paragraph">
      <loext:graphic-properties draw:fill="solid" draw:fill-color="#0066cc"/>
      <style:paragraph-properties fo:text-align="center"/>
    </style:style>
    <style:style style:name="P16" style:family="paragraph">
      <loext:graphic-properties draw:fill="none" draw:fill-color="#ffffff"/>
      <style:text-properties fo:font-size="16.2999992370605pt"/>
    </style:style>
    <style:style style:name="P17" style:family="paragraph">
      <loext:graphic-properties draw:fill="none" draw:fill-color="#ffffff"/>
      <style:text-properties fo:font-size="14pt" style:font-size-asian="18pt" style:font-size-complex="18pt"/>
    </style:style>
    <style:style style:name="P18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3.8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5.2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6.655cm" svg:y="4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2.6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342cm" svg:y="1.492cm">
          <draw:text-box>
            <text:p><text:span text:style-name="T1">RPE1</text:span></text:p>
          </draw:text-box>
        </draw:frame>
        <draw:frame draw:style-name="gr6" draw:text-style-name="P5" draw:layer="layout" svg:width="1.982cm" svg:height="0.871cm" svg:x="14.295cm" svg:y="2.552cm">
          <draw:text-box>
            <text:p><text:span text:style-name="T1">RKI1</text:span></text:p>
          </draw:text-box>
        </draw:frame>
        <draw:line draw:style-name="gr7" draw:text-style-name="P6" draw:layer="layout" svg:x1="10.137cm" svg:y1="2.937cm" svg:x2="12.149cm" svg:y2="2.937cm">
          <text:p/>
        </draw:line>
        <draw:line draw:style-name="gr7" draw:text-style-name="P6" draw:layer="layout" svg:x1="12.149cm" svg:y1="2.017cm" svg:x2="10.137cm" svg:y2="2.017cm">
          <text:p/>
        </draw:line>
        <draw:frame draw:style-name="gr8" draw:text-style-name="P5" draw:layer="layout" svg:width="2.348cm" svg:height="0.871cm" svg:x="10.19cm" svg:y="2.065cm">
          <draw:text-box>
            <text:p><text:span text:style-name="T1">RPS19b</text:span></text:p>
          </draw:text-box>
        </draw:frame>
        <draw:line draw:style-name="gr7" draw:text-style-name="P6" draw:layer="layout" svg:x1="10.137cm" svg:y1="2.937cm" svg:x2="12.149cm" svg:y2="2.937cm">
          <text:p/>
        </draw:line>
        <draw:line draw:style-name="gr7" draw:text-style-name="P6" draw:layer="layout" svg:x1="12.148cm" svg:y1="2.937cm" svg:x2="12.501cm" svg:y2="2.477cm">
          <text:p/>
        </draw:line>
        <draw:line draw:style-name="gr7" draw:text-style-name="P6" draw:layer="layout" svg:x1="12.501cm" svg:y1="2.477cm" svg:x2="12.148cm" svg:y2="2.017cm">
          <text:p/>
        </draw:line>
        <draw:line draw:style-name="gr7" draw:text-style-name="P6" draw:layer="layout" svg:x1="12.149cm" svg:y1="2.017cm" svg:x2="10.137cm" svg:y2="2.017cm">
          <text:p/>
        </draw:line>
        <draw:line draw:style-name="gr7" draw:text-style-name="P6" draw:layer="layout" svg:x1="10.137cm" svg:y1="2.017cm" svg:x2="10.388cm" svg:y2="2.477cm">
          <text:p/>
        </draw:line>
        <draw:line draw:style-name="gr7" draw:text-style-name="P6" draw:layer="layout" svg:x1="10.137cm" svg:y1="2.937cm" svg:x2="10.388cm" svg:y2="2.477cm">
          <text:p/>
        </draw:line>
        <draw:line draw:style-name="gr9" draw:text-style-name="P7" draw:layer="layout" svg:x1="12.381cm" svg:y1="4.455cm" svg:x2="13.89cm" svg:y2="4.685cm">
          <text:p/>
        </draw:line>
        <draw:line draw:style-name="gr9" draw:text-style-name="P7" draw:layer="layout" svg:x1="12.632cm" svg:y1="1.695cm" svg:x2="13.889cm" svg:y2="4.685cm">
          <text:p/>
        </draw:line>
        <draw:line draw:style-name="gr9" draw:text-style-name="P7" draw:layer="layout" svg:x1="13.889cm" svg:y1="3.305cm" svg:x2="15.237cm" svg:y2="4.866cm">
          <text:p/>
        </draw:line>
        <draw:line draw:style-name="gr9" draw:text-style-name="P7" draw:layer="layout" svg:x1="15.238cm" svg:y1="4.866cm" svg:x2="16.656cm" svg:y2="3.305cm">
          <text:p/>
        </draw:line>
        <draw:line draw:style-name="gr9" draw:text-style-name="P7" draw:layer="layout" svg:x1="16.655cm" svg:y1="4.685cm" svg:x2="18.164cm" svg:y2="4.455cm">
          <text:p/>
        </draw:line>
        <draw:line draw:style-name="gr9" draw:text-style-name="P7" draw:layer="layout" svg:x1="16.655cm" svg:y1="4.685cm" svg:x2="17.661cm" svg:y2="1.925cm">
          <text:p/>
        </draw:line>
        <draw:frame draw:style-name="gr10" draw:text-style-name="P8" draw:layer="layout" svg:width="1.722cm" svg:height="0.848cm" svg:x="12.331cm" svg:y="6.171cm">
          <draw:text-box>
            <text:p><text:span text:style-name="T2">Zra</text:span><text:span text:style-name="T3">I</text:span></text:p>
          </draw:text-box>
        </draw:frame>
        <draw:frame draw:style-name="gr11" draw:text-style-name="P9" draw:layer="layout" svg:width="2.339cm" svg:height="1.073cm" svg:x="16.3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10" draw:text-style-name="P8" draw:layer="layout" svg:width="1.385cm" svg:height="0.848cm" svg:x="14.561cm" svg:y="6.171cm">
          <draw:text-box>
            <text:p><text:span text:style-name="T2">Aji</text:span><text:span text:style-name="T3">I</text:span></text:p>
          </draw:text-box>
        </draw:frame>
        <draw:custom-shape draw:style-name="gr12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0.531cm" svg:height="0.92cm" svg:x="5.9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0.531cm" svg:height="0.92cm" svg:x="5.9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1cm" svg:height="0.92cm" svg:x="8.6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1cm" svg:height="0.92cm" svg:x="8.6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1cm" svg:height="0.92cm" svg:x="11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1cm" svg:height="0.92cm" svg:x="11.511cm" svg:y="11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7" draw:id="id7" draw:layer="layout" svg:width="1.257cm" svg:height="0.299cm" svg:x="11.375cm" svg:y="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9" draw:id="id9" draw:layer="layout" svg:width="1.257cm" svg:height="0.299cm" svg:x="18.073cm" svg:y="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4" draw:id="id4" draw:layer="layout" svg:width="1.257cm" svg:height="0.299cm" svg:x="5.239cm" svg:y="16.9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6" draw:id="id6" draw:layer="layout" svg:width="1.257cm" svg:height="0.299cm" svg:x="21.258cm" svg:y="18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3" draw:id="id3" draw:layer="layout" svg:width="1.257cm" svg:height="0.299cm" svg:x="12.042cm" svg:y="12.244cm">
          <text:p text:style-name="P13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draw:type="curve" draw:line-skew="0.31cm" svg:x1="1.792cm" svg:y1="10.189cm" svg:x2="5.265cm" svg:y2="13.084cm" draw:start-shape="id1" draw:start-glue-point="3" draw:end-shape="id2" draw:end-glue-point="3" svg:d="M1792 10189c-288 0-2024 2895 3473 2895" svg:viewBox="0 0 3960 2896">
          <text:p/>
        </draw:connector>
        <draw:connector draw:style-name="gr19" draw:text-style-name="P7" draw:layer="layout" draw:type="curve" draw:line-skew="-0.627cm" svg:x1="7.715cm" svg:y1="13.084cm" svg:x2="13.299cm" svg:y2="12.393cm" draw:start-shape="id2" draw:start-glue-point="1" draw:end-shape="id3" draw:end-glue-point="1" svg:d="M7715 13084c8187 0 5395-691 5584-691" svg:viewBox="0 0 5896 692">
          <text:p/>
        </draw:connector>
        <draw:custom-shape draw:style-name="gr20" draw:text-style-name="P13" draw:layer="layout" svg:width="1.561cm" svg:height="1.645cm" draw:transform="rotate (1.5707963267949) translate (24.626cm 6.26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1" draw:text-style-name="P13" draw:layer="layout" svg:width="1.561cm" svg:height="1.736cm" draw:transform="rotate (1.5707963267949) translate (4.511cm 6.042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2" draw:text-style-name="P13" draw:layer="layout" svg:width="1.76cm" svg:height="1.61cm" svg:x="26.135cm" svg:y="16.17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2" draw:text-style-name="P13" draw:layer="layout" svg:width="1.76cm" svg:height="1.61cm" svg:x="1.242cm" svg:y="15.94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3" draw:text-style-name="P15" draw:layer="layout" draw:type="curve" svg:x1="5.239cm" svg:y1="17.146cm" svg:x2="9.352cm" svg:y2="19.496cm" draw:start-shape="id4" draw:start-glue-point="3" draw:end-shape="id5" draw:end-glue-point="3" svg:d="M5239 17146c-753 0-2809 2350 4113 2350" svg:viewBox="0 0 4991 2351">
          <text:p/>
        </draw:connector>
        <draw:connector draw:style-name="gr19" draw:text-style-name="P7" draw:layer="layout" draw:type="curve" svg:x1="12.068cm" svg:y1="19.496cm" svg:x2="22.515cm" svg:y2="18.33cm" draw:start-shape="id5" draw:start-glue-point="1" draw:end-shape="id6" draw:end-glue-point="1" svg:d="M12068 19496c16422 0 11198-1166 10447-1166" svg:viewBox="0 0 11827 1167">
          <text:p/>
        </draw:connector>
        <draw:frame draw:style-name="gr24" draw:text-style-name="P16" xml:id="id2" draw:id="id2" draw:layer="layout" svg:width="2.45cm" svg:height="0.899cm" svg:x="5.265cm" svg:y="12.635cm">
          <draw:text-box>
            <text:p><text:span text:style-name="T5">pYPK0</text:span></text:p>
          </draw:text-box>
        </draw:frame>
        <draw:connector draw:style-name="gr19" draw:text-style-name="P7" draw:layer="layout" draw:type="curve" svg:x1="11.375cm" svg:y1="5.371cm" svg:x2="14.109cm" svg:y2="7.739cm" draw:start-shape="id7" draw:start-glue-point="3" draw:end-shape="id8" draw:end-glue-point="3" svg:d="M11375 5371c-753 0-2120 2368 2734 2368" svg:viewBox="0 0 3504 2369">
          <text:p/>
        </draw:connector>
        <draw:connector draw:style-name="gr19" draw:text-style-name="P7" draw:layer="layout" draw:type="curve" svg:x1="19.33cm" svg:y1="5.371cm" svg:x2="16.559cm" svg:y2="7.739cm" draw:start-shape="id9" draw:start-glue-point="1" draw:end-shape="id8" draw:end-glue-point="1" svg:d="M19330 5371c751 0 2137 2368-2771 2368" svg:viewBox="0 0 3542 2369">
          <text:p/>
        </draw:connector>
        <draw:frame draw:style-name="gr24" draw:text-style-name="P16" xml:id="id8" draw:id="id8" draw:layer="layout" svg:width="2.45cm" svg:height="0.899cm" svg:x="14.109cm" svg:y="7.29cm">
          <draw:text-box>
            <text:p><text:span text:style-name="T5">pYPKa</text:span></text:p>
          </draw:text-box>
        </draw:frame>
        <draw:line draw:style-name="gr7" draw:text-style-name="P6" draw:layer="layout" svg:x1="10.138cm" svg:y1="4.204cm" svg:x2="12.15cm" svg:y2="4.204cm">
          <text:p/>
        </draw:line>
        <draw:line draw:style-name="gr7" draw:text-style-name="P6" draw:layer="layout" svg:x1="12.15cm" svg:y1="3.284cm" svg:x2="10.138cm" svg:y2="3.284cm">
          <text:p/>
        </draw:line>
        <draw:frame draw:style-name="gr8" draw:text-style-name="P5" draw:layer="layout" svg:width="2.348cm" svg:height="0.871cm" svg:x="10.191cm" svg:y="3.333cm">
          <draw:text-box>
            <text:p><text:span text:style-name="T1">RPS19a</text:span></text:p>
          </draw:text-box>
        </draw:frame>
        <draw:line draw:style-name="gr7" draw:text-style-name="P6" draw:layer="layout" svg:x1="10.138cm" svg:y1="4.204cm" svg:x2="12.15cm" svg:y2="4.204cm">
          <text:p/>
        </draw:line>
        <draw:line draw:style-name="gr7" draw:text-style-name="P6" draw:layer="layout" svg:x1="12.149cm" svg:y1="4.204cm" svg:x2="12.502cm" svg:y2="3.744cm">
          <text:p/>
        </draw:line>
        <draw:line draw:style-name="gr7" draw:text-style-name="P6" draw:layer="layout" svg:x1="12.502cm" svg:y1="3.744cm" svg:x2="12.149cm" svg:y2="3.284cm">
          <text:p/>
        </draw:line>
        <draw:line draw:style-name="gr7" draw:text-style-name="P6" draw:layer="layout" svg:x1="12.15cm" svg:y1="3.284cm" svg:x2="10.138cm" svg:y2="3.284cm">
          <text:p/>
        </draw:line>
        <draw:line draw:style-name="gr7" draw:text-style-name="P6" draw:layer="layout" svg:x1="10.138cm" svg:y1="3.284cm" svg:x2="10.389cm" svg:y2="3.744cm">
          <text:p/>
        </draw:line>
        <draw:line draw:style-name="gr7" draw:text-style-name="P6" draw:layer="layout" svg:x1="10.138cm" svg:y1="4.204cm" svg:x2="10.389cm" svg:y2="3.744cm">
          <text:p/>
        </draw:line>
        <draw:line draw:style-name="gr7" draw:text-style-name="P6" draw:layer="layout" svg:x1="17.947cm" svg:y1="2.837cm" svg:x2="19.959cm" svg:y2="2.837cm">
          <text:p/>
        </draw:line>
        <draw:line draw:style-name="gr7" draw:text-style-name="P6" draw:layer="layout" svg:x1="19.959cm" svg:y1="1.917cm" svg:x2="17.947cm" svg:y2="1.917cm">
          <text:p/>
        </draw:line>
        <draw:frame draw:style-name="gr8" draw:text-style-name="P5" draw:layer="layout" svg:width="2.348cm" svg:height="0.871cm" svg:x="18cm" svg:y="1.965cm">
          <draw:text-box>
            <text:p><text:span text:style-name="T1">RPS19a</text:span></text:p>
          </draw:text-box>
        </draw:frame>
        <draw:line draw:style-name="gr7" draw:text-style-name="P6" draw:layer="layout" svg:x1="17.947cm" svg:y1="2.837cm" svg:x2="19.959cm" svg:y2="2.837cm">
          <text:p/>
        </draw:line>
        <draw:line draw:style-name="gr7" draw:text-style-name="P6" draw:layer="layout" svg:x1="19.958cm" svg:y1="2.837cm" svg:x2="20.311cm" svg:y2="2.377cm">
          <text:p/>
        </draw:line>
        <draw:line draw:style-name="gr7" draw:text-style-name="P6" draw:layer="layout" svg:x1="20.311cm" svg:y1="2.377cm" svg:x2="19.958cm" svg:y2="1.917cm">
          <text:p/>
        </draw:line>
        <draw:line draw:style-name="gr7" draw:text-style-name="P6" draw:layer="layout" svg:x1="19.959cm" svg:y1="1.917cm" svg:x2="17.947cm" svg:y2="1.917cm">
          <text:p/>
        </draw:line>
        <draw:line draw:style-name="gr7" draw:text-style-name="P6" draw:layer="layout" svg:x1="17.947cm" svg:y1="1.917cm" svg:x2="18.198cm" svg:y2="2.377cm">
          <text:p/>
        </draw:line>
        <draw:line draw:style-name="gr7" draw:text-style-name="P6" draw:layer="layout" svg:x1="17.947cm" svg:y1="2.837cm" svg:x2="18.198cm" svg:y2="2.377cm">
          <text:p/>
        </draw:line>
        <draw:line draw:style-name="gr7" draw:text-style-name="P6" draw:layer="layout" svg:x1="17.948cm" svg:y1="4.104cm" svg:x2="19.96cm" svg:y2="4.104cm">
          <text:p/>
        </draw:line>
        <draw:line draw:style-name="gr7" draw:text-style-name="P6" draw:layer="layout" svg:x1="19.96cm" svg:y1="3.184cm" svg:x2="17.948cm" svg:y2="3.184cm">
          <text:p/>
        </draw:line>
        <draw:frame draw:style-name="gr25" draw:text-style-name="P5" draw:layer="layout" svg:width="2.169cm" svg:height="0.871cm" svg:x="18.001cm" svg:y="3.233cm">
          <draw:text-box>
            <text:p><text:span text:style-name="T1">TPI1</text:span></text:p>
          </draw:text-box>
        </draw:frame>
        <draw:line draw:style-name="gr7" draw:text-style-name="P6" draw:layer="layout" svg:x1="17.948cm" svg:y1="4.104cm" svg:x2="19.96cm" svg:y2="4.104cm">
          <text:p/>
        </draw:line>
        <draw:line draw:style-name="gr7" draw:text-style-name="P6" draw:layer="layout" svg:x1="19.959cm" svg:y1="4.104cm" svg:x2="20.312cm" svg:y2="3.644cm">
          <text:p/>
        </draw:line>
        <draw:line draw:style-name="gr7" draw:text-style-name="P6" draw:layer="layout" svg:x1="20.312cm" svg:y1="3.644cm" svg:x2="19.959cm" svg:y2="3.184cm">
          <text:p/>
        </draw:line>
        <draw:line draw:style-name="gr7" draw:text-style-name="P6" draw:layer="layout" svg:x1="19.96cm" svg:y1="3.184cm" svg:x2="17.948cm" svg:y2="3.184cm">
          <text:p/>
        </draw:line>
        <draw:line draw:style-name="gr7" draw:text-style-name="P6" draw:layer="layout" svg:x1="17.948cm" svg:y1="3.184cm" svg:x2="18.199cm" svg:y2="3.644cm">
          <text:p/>
        </draw:line>
        <draw:line draw:style-name="gr7" draw:text-style-name="P6" draw:layer="layout" svg:x1="17.948cm" svg:y1="4.104cm" svg:x2="18.199cm" svg:y2="3.644cm">
          <text:p/>
        </draw:line>
        <draw:line draw:style-name="gr7" draw:text-style-name="P6" draw:layer="layout" svg:x1="3.601cm" svg:y1="8.985cm" svg:x2="5.613cm" svg:y2="8.985cm">
          <text:p/>
        </draw:line>
        <draw:line draw:style-name="gr7" draw:text-style-name="P6" draw:layer="layout" svg:x1="5.613cm" svg:y1="8.065cm" svg:x2="3.601cm" svg:y2="8.065cm">
          <text:p/>
        </draw:line>
        <draw:frame draw:style-name="gr8" draw:text-style-name="P5" draw:layer="layout" svg:width="2.348cm" svg:height="0.871cm" svg:x="3.654cm" svg:y="8.114cm">
          <draw:text-box>
            <text:p><text:span text:style-name="T1">RPS19b</text:span></text:p>
          </draw:text-box>
        </draw:frame>
        <draw:line draw:style-name="gr7" draw:text-style-name="P6" draw:layer="layout" svg:x1="3.601cm" svg:y1="8.985cm" svg:x2="5.613cm" svg:y2="8.985cm">
          <text:p/>
        </draw:line>
        <draw:line draw:style-name="gr7" draw:text-style-name="P6" draw:layer="layout" svg:x1="5.612cm" svg:y1="8.985cm" svg:x2="5.965cm" svg:y2="8.525cm">
          <text:p/>
        </draw:line>
        <draw:line draw:style-name="gr7" draw:text-style-name="P6" draw:layer="layout" svg:x1="5.965cm" svg:y1="8.525cm" svg:x2="5.612cm" svg:y2="8.065cm">
          <text:p/>
        </draw:line>
        <draw:line draw:style-name="gr7" draw:text-style-name="P6" draw:layer="layout" svg:x1="5.613cm" svg:y1="8.065cm" svg:x2="3.601cm" svg:y2="8.065cm">
          <text:p/>
        </draw:line>
        <draw:line draw:style-name="gr7" draw:text-style-name="P6" draw:layer="layout" svg:x1="3.601cm" svg:y1="8.065cm" svg:x2="3.852cm" svg:y2="8.525cm">
          <text:p/>
        </draw:line>
        <draw:line draw:style-name="gr7" draw:text-style-name="P6" draw:layer="layout" svg:x1="3.601cm" svg:y1="8.985cm" svg:x2="3.852cm" svg:y2="8.525cm">
          <text:p/>
        </draw:line>
        <draw:line draw:style-name="gr7" draw:text-style-name="P6" draw:layer="layout" svg:x1="9.201cm" svg:y1="11.216cm" svg:x2="11.213cm" svg:y2="11.216cm">
          <text:p/>
        </draw:line>
        <draw:line draw:style-name="gr7" draw:text-style-name="P6" draw:layer="layout" svg:x1="11.213cm" svg:y1="10.296cm" svg:x2="9.201cm" svg:y2="10.296cm">
          <text:p/>
        </draw:line>
        <draw:frame draw:style-name="gr8" draw:text-style-name="P5" draw:layer="layout" svg:width="2.348cm" svg:height="0.871cm" svg:x="9.254cm" svg:y="10.345cm">
          <draw:text-box>
            <text:p><text:span text:style-name="T1">RPS19a</text:span></text:p>
          </draw:text-box>
        </draw:frame>
        <draw:line draw:style-name="gr7" draw:text-style-name="P6" draw:layer="layout" svg:x1="9.201cm" svg:y1="11.216cm" svg:x2="11.213cm" svg:y2="11.216cm">
          <text:p/>
        </draw:line>
        <draw:line draw:style-name="gr7" draw:text-style-name="P6" draw:layer="layout" svg:x1="11.213cm" svg:y1="11.216cm" svg:x2="11.566cm" svg:y2="10.756cm">
          <text:p/>
        </draw:line>
        <draw:line draw:style-name="gr7" draw:text-style-name="P6" draw:layer="layout" svg:x1="11.566cm" svg:y1="10.756cm" svg:x2="11.213cm" svg:y2="10.296cm">
          <text:p/>
        </draw:line>
        <draw:line draw:style-name="gr7" draw:text-style-name="P6" draw:layer="layout" svg:x1="11.213cm" svg:y1="10.296cm" svg:x2="9.201cm" svg:y2="10.296cm">
          <text:p/>
        </draw:line>
        <draw:line draw:style-name="gr7" draw:text-style-name="P6" draw:layer="layout" svg:x1="9.201cm" svg:y1="10.296cm" svg:x2="9.452cm" svg:y2="10.756cm">
          <text:p/>
        </draw:line>
        <draw:line draw:style-name="gr7" draw:text-style-name="P6" draw:layer="layout" svg:x1="9.201cm" svg:y1="11.216cm" svg:x2="9.452cm" svg:y2="10.756cm">
          <text:p/>
        </draw:line>
        <draw:frame draw:style-name="gr5" draw:text-style-name="P5" draw:layer="layout" svg:width="2.063cm" svg:height="0.871cm" svg:x="6.619cm" svg:y="9.243cm">
          <draw:text-box>
            <text:p><text:span text:style-name="T1">RPE1</text:span></text:p>
          </draw:text-box>
        </draw:frame>
        <draw:custom-shape draw:style-name="gr12" draw:text-style-name="P4" draw:layer="layout" svg:width="0.531cm" svg:height="0.92cm" svg:x="18.017cm" svg:y="8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0.531cm" svg:height="0.92cm" svg:x="20.908cm" svg:y="8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0.531cm" svg:height="0.92cm" svg:x="20.937cm" svg:y="9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1cm" svg:height="0.92cm" svg:x="23.63cm" svg:y="9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1cm" svg:height="0.92cm" svg:x="23.618cm" svg:y="10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1cm" svg:height="0.92cm" svg:x="26.479cm" svg:y="10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531cm" svg:height="0.92cm" svg:x="17.997cm" svg:y="9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1cm" svg:height="0.92cm" svg:x="26.459cm" svg:y="1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0" draw:id="id10" draw:layer="layout" svg:width="1.257cm" svg:height="0.299cm" svg:x="16.74cm" svg:y="10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12" draw:id="id12" draw:layer="layout" svg:width="1.257cm" svg:height="0.299cm" svg:x="26.99cm" svg:y="12.267cm">
          <text:p text:style-name="P13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draw:type="curve" svg:x1="16.74cm" svg:y1="10.212cm" svg:x2="18.907cm" svg:y2="13.171cm" draw:start-shape="id10" draw:start-glue-point="3" draw:end-shape="id11" draw:end-glue-point="3" svg:d="M16740 10212c-753 0-1836 2959 2167 2959" svg:viewBox="0 0 2892 2960">
          <text:p/>
        </draw:connector>
        <draw:connector draw:style-name="gr19" draw:text-style-name="P7" draw:layer="layout" draw:type="curve" draw:line-skew="-0.746cm" svg:x1="21.357cm" svg:y1="13.171cm" svg:x2="28.247cm" svg:y2="12.416cm" draw:start-shape="id11" draw:start-glue-point="1" draw:end-shape="id12" draw:end-glue-point="1" svg:d="M21357 13171c9967 0 6523-755 6890-755" svg:viewBox="0 0 7179 756">
          <text:p/>
        </draw:connector>
        <draw:line draw:style-name="gr7" draw:text-style-name="P6" draw:layer="layout" svg:x1="18.549cm" svg:y1="9.009cm" svg:x2="20.561cm" svg:y2="9.009cm">
          <text:p/>
        </draw:line>
        <draw:line draw:style-name="gr7" draw:text-style-name="P6" draw:layer="layout" svg:x1="20.561cm" svg:y1="8.089cm" svg:x2="18.549cm" svg:y2="8.089cm">
          <text:p/>
        </draw:line>
        <draw:frame draw:style-name="gr8" draw:text-style-name="P5" draw:layer="layout" svg:width="2.348cm" svg:height="0.871cm" svg:x="18.602cm" svg:y="8.138cm">
          <draw:text-box>
            <text:p><text:span text:style-name="T1">RPS19a</text:span></text:p>
          </draw:text-box>
        </draw:frame>
        <draw:line draw:style-name="gr7" draw:text-style-name="P6" draw:layer="layout" svg:x1="18.549cm" svg:y1="9.009cm" svg:x2="20.561cm" svg:y2="9.009cm">
          <text:p/>
        </draw:line>
        <draw:line draw:style-name="gr7" draw:text-style-name="P6" draw:layer="layout" svg:x1="20.56cm" svg:y1="9.009cm" svg:x2="20.913cm" svg:y2="8.549cm">
          <text:p/>
        </draw:line>
        <draw:line draw:style-name="gr7" draw:text-style-name="P6" draw:layer="layout" svg:x1="20.913cm" svg:y1="8.549cm" svg:x2="20.56cm" svg:y2="8.089cm">
          <text:p/>
        </draw:line>
        <draw:line draw:style-name="gr7" draw:text-style-name="P6" draw:layer="layout" svg:x1="20.561cm" svg:y1="8.089cm" svg:x2="18.549cm" svg:y2="8.089cm">
          <text:p/>
        </draw:line>
        <draw:line draw:style-name="gr7" draw:text-style-name="P6" draw:layer="layout" svg:x1="18.549cm" svg:y1="8.089cm" svg:x2="18.8cm" svg:y2="8.549cm">
          <text:p/>
        </draw:line>
        <draw:line draw:style-name="gr7" draw:text-style-name="P6" draw:layer="layout" svg:x1="18.549cm" svg:y1="9.009cm" svg:x2="18.8cm" svg:y2="8.549cm">
          <text:p/>
        </draw:line>
        <draw:line draw:style-name="gr7" draw:text-style-name="P6" draw:layer="layout" svg:x1="24.149cm" svg:y1="11.239cm" svg:x2="26.161cm" svg:y2="11.239cm">
          <text:p/>
        </draw:line>
        <draw:line draw:style-name="gr7" draw:text-style-name="P6" draw:layer="layout" svg:x1="26.161cm" svg:y1="10.319cm" svg:x2="24.149cm" svg:y2="10.319cm">
          <text:p/>
        </draw:line>
        <draw:frame draw:style-name="gr25" draw:text-style-name="P5" draw:layer="layout" svg:width="2.169cm" svg:height="0.871cm" svg:x="24.202cm" svg:y="10.368cm">
          <draw:text-box>
            <text:p><text:span text:style-name="T1">TPI1</text:span></text:p>
          </draw:text-box>
        </draw:frame>
        <draw:line draw:style-name="gr7" draw:text-style-name="P6" draw:layer="layout" svg:x1="24.149cm" svg:y1="11.239cm" svg:x2="26.161cm" svg:y2="11.239cm">
          <text:p/>
        </draw:line>
        <draw:line draw:style-name="gr7" draw:text-style-name="P6" draw:layer="layout" svg:x1="26.16cm" svg:y1="11.239cm" svg:x2="26.513cm" svg:y2="10.779cm">
          <text:p/>
        </draw:line>
        <draw:line draw:style-name="gr7" draw:text-style-name="P6" draw:layer="layout" svg:x1="26.513cm" svg:y1="10.779cm" svg:x2="26.16cm" svg:y2="10.319cm">
          <text:p/>
        </draw:line>
        <draw:line draw:style-name="gr7" draw:text-style-name="P6" draw:layer="layout" svg:x1="26.161cm" svg:y1="10.319cm" svg:x2="24.149cm" svg:y2="10.319cm">
          <text:p/>
        </draw:line>
        <draw:line draw:style-name="gr7" draw:text-style-name="P6" draw:layer="layout" svg:x1="24.149cm" svg:y1="10.319cm" svg:x2="24.4cm" svg:y2="10.779cm">
          <text:p/>
        </draw:line>
        <draw:line draw:style-name="gr7" draw:text-style-name="P6" draw:layer="layout" svg:x1="24.149cm" svg:y1="11.239cm" svg:x2="24.4cm" svg:y2="10.779cm">
          <text:p/>
        </draw:line>
        <draw:frame draw:style-name="gr5" draw:text-style-name="P5" draw:layer="layout" svg:width="2.063cm" svg:height="0.871cm" svg:x="21.567cm" svg:y="9.266cm">
          <draw:text-box>
            <text:p><text:span text:style-name="T1">RKI1</text:span></text:p>
          </draw:text-box>
        </draw:frame>
        <draw:custom-shape draw:style-name="gr13" draw:text-style-name="P10" draw:layer="layout" svg:width="0.531cm" svg:height="0.92cm" svg:x="9.454cm" svg:y="15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1cm" svg:height="0.92cm" svg:x="12.148cm" svg:y="15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531cm" svg:height="0.92cm" svg:x="14.997cm" svg:y="15.798cm">
          <text:p text:style-name="P13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531cm" svg:height="0.92cm" svg:x="6.515cm" svg:y="15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1.257cm" svg:height="0.299cm" svg:x="5.258cm" svg:y="16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7" draw:text-style-name="P6" draw:layer="layout" svg:x1="7.067cm" svg:y1="16.718cm" svg:x2="9.079cm" svg:y2="16.718cm">
            <text:p/>
          </draw:line>
          <draw:line draw:style-name="gr7" draw:text-style-name="P6" draw:layer="layout" svg:x1="9.079cm" svg:y1="15.798cm" svg:x2="7.067cm" svg:y2="15.798cm">
            <text:p/>
          </draw:line>
          <draw:frame draw:style-name="gr8" draw:text-style-name="P17" draw:layer="layout" svg:width="2.348cm" svg:height="0.871cm" svg:x="7.12cm" svg:y="15.847cm">
            <draw:text-box>
              <text:p><text:span text:style-name="T1">RPS19b</text:span></text:p>
            </draw:text-box>
          </draw:frame>
          <draw:line draw:style-name="gr7" draw:text-style-name="P6" draw:layer="layout" svg:x1="7.067cm" svg:y1="16.718cm" svg:x2="9.079cm" svg:y2="16.718cm">
            <text:p/>
          </draw:line>
          <draw:line draw:style-name="gr7" draw:text-style-name="P6" draw:layer="layout" svg:x1="9.079cm" svg:y1="16.718cm" svg:x2="9.432cm" svg:y2="16.258cm">
            <text:p/>
          </draw:line>
          <draw:line draw:style-name="gr7" draw:text-style-name="P6" draw:layer="layout" svg:x1="9.432cm" svg:y1="16.258cm" svg:x2="9.079cm" svg:y2="15.798cm">
            <text:p/>
          </draw:line>
          <draw:line draw:style-name="gr7" draw:text-style-name="P6" draw:layer="layout" svg:x1="9.079cm" svg:y1="15.798cm" svg:x2="7.067cm" svg:y2="15.798cm">
            <text:p/>
          </draw:line>
          <draw:line draw:style-name="gr7" draw:text-style-name="P6" draw:layer="layout" svg:x1="7.067cm" svg:y1="15.798cm" svg:x2="7.318cm" svg:y2="16.258cm">
            <text:p/>
          </draw:line>
          <draw:line draw:style-name="gr7" draw:text-style-name="P6" draw:layer="layout" svg:x1="7.067cm" svg:y1="16.718cm" svg:x2="7.318cm" svg:y2="16.258cm">
            <text:p/>
          </draw:line>
        </draw:g>
        <draw:g>
          <draw:line draw:style-name="gr7" draw:text-style-name="P6" draw:layer="layout" svg:x1="12.667cm" svg:y1="16.718cm" svg:x2="14.679cm" svg:y2="16.718cm">
            <text:p/>
          </draw:line>
          <draw:line draw:style-name="gr7" draw:text-style-name="P6" draw:layer="layout" svg:x1="14.679cm" svg:y1="15.798cm" svg:x2="12.667cm" svg:y2="15.798cm">
            <text:p/>
          </draw:line>
          <draw:frame draw:style-name="gr8" draw:text-style-name="P17" draw:layer="layout" svg:width="2.348cm" svg:height="0.871cm" svg:x="12.72cm" svg:y="15.847cm">
            <draw:text-box>
              <text:p><text:span text:style-name="T1">RPS19a</text:span></text:p>
            </draw:text-box>
          </draw:frame>
          <draw:line draw:style-name="gr7" draw:text-style-name="P6" draw:layer="layout" svg:x1="12.667cm" svg:y1="16.718cm" svg:x2="14.679cm" svg:y2="16.718cm">
            <text:p/>
          </draw:line>
          <draw:line draw:style-name="gr7" draw:text-style-name="P6" draw:layer="layout" svg:x1="14.679cm" svg:y1="16.718cm" svg:x2="15.032cm" svg:y2="16.258cm">
            <text:p/>
          </draw:line>
          <draw:line draw:style-name="gr7" draw:text-style-name="P6" draw:layer="layout" svg:x1="15.032cm" svg:y1="16.258cm" svg:x2="14.679cm" svg:y2="15.798cm">
            <text:p/>
          </draw:line>
          <draw:line draw:style-name="gr7" draw:text-style-name="P6" draw:layer="layout" svg:x1="14.679cm" svg:y1="15.798cm" svg:x2="12.667cm" svg:y2="15.798cm">
            <text:p/>
          </draw:line>
          <draw:line draw:style-name="gr7" draw:text-style-name="P6" draw:layer="layout" svg:x1="12.667cm" svg:y1="15.798cm" svg:x2="12.918cm" svg:y2="16.258cm">
            <text:p/>
          </draw:line>
          <draw:line draw:style-name="gr7" draw:text-style-name="P6" draw:layer="layout" svg:x1="12.667cm" svg:y1="16.718cm" svg:x2="12.918cm" svg:y2="16.258cm">
            <text:p/>
          </draw:line>
        </draw:g>
        <draw:frame draw:style-name="gr5" draw:text-style-name="P5" draw:layer="layout" svg:width="2.063cm" svg:height="0.871cm" svg:x="10.085cm" svg:y="15.847cm">
          <draw:text-box>
            <text:p><text:span text:style-name="T1">RPE1</text:span></text:p>
          </draw:text-box>
        </draw:frame>
        <draw:custom-shape draw:style-name="gr13" draw:text-style-name="P10" draw:layer="layout" svg:width="0.531cm" svg:height="0.92cm" svg:x="15.098cm" svg:y="16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0.531cm" svg:height="0.92cm" svg:x="17.792cm" svg:y="16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531cm" svg:height="0.92cm" svg:x="20.641cm" svg:y="16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0.531cm" svg:height="0.92cm" svg:x="12.159cm" svg:y="16.977cm">
          <text:p text:style-name="P13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7" draw:text-style-name="P6" draw:layer="layout" svg:x1="12.71cm" svg:y1="17.897cm" svg:x2="14.722cm" svg:y2="17.897cm">
            <text:p/>
          </draw:line>
          <draw:line draw:style-name="gr7" draw:text-style-name="P6" draw:layer="layout" svg:x1="14.722cm" svg:y1="16.977cm" svg:x2="12.71cm" svg:y2="16.977cm">
            <text:p/>
          </draw:line>
          <draw:frame draw:style-name="gr8" draw:text-style-name="P17" draw:layer="layout" svg:width="2.348cm" svg:height="0.871cm" svg:x="12.763cm" svg:y="17.026cm">
            <draw:text-box>
              <text:p><text:span text:style-name="T1">RPS19a</text:span></text:p>
            </draw:text-box>
          </draw:frame>
          <draw:line draw:style-name="gr7" draw:text-style-name="P6" draw:layer="layout" svg:x1="12.71cm" svg:y1="17.897cm" svg:x2="14.722cm" svg:y2="17.897cm">
            <text:p/>
          </draw:line>
          <draw:line draw:style-name="gr7" draw:text-style-name="P6" draw:layer="layout" svg:x1="14.722cm" svg:y1="17.897cm" svg:x2="15.075cm" svg:y2="17.437cm">
            <text:p/>
          </draw:line>
          <draw:line draw:style-name="gr7" draw:text-style-name="P6" draw:layer="layout" svg:x1="15.075cm" svg:y1="17.437cm" svg:x2="14.722cm" svg:y2="16.977cm">
            <text:p/>
          </draw:line>
          <draw:line draw:style-name="gr7" draw:text-style-name="P6" draw:layer="layout" svg:x1="14.722cm" svg:y1="16.977cm" svg:x2="12.71cm" svg:y2="16.977cm">
            <text:p/>
          </draw:line>
          <draw:line draw:style-name="gr7" draw:text-style-name="P6" draw:layer="layout" svg:x1="12.71cm" svg:y1="16.977cm" svg:x2="12.961cm" svg:y2="17.437cm">
            <text:p/>
          </draw:line>
          <draw:line draw:style-name="gr7" draw:text-style-name="P6" draw:layer="layout" svg:x1="12.71cm" svg:y1="17.897cm" svg:x2="12.961cm" svg:y2="17.437cm">
            <text:p/>
          </draw:line>
        </draw:g>
        <draw:g xml:id="id14" draw:id="id14">
          <draw:line draw:style-name="gr7" draw:text-style-name="P6" draw:layer="layout" svg:x1="18.31cm" svg:y1="17.897cm" svg:x2="20.322cm" svg:y2="17.897cm">
            <text:p/>
          </draw:line>
          <draw:line draw:style-name="gr7" draw:text-style-name="P6" draw:layer="layout" svg:x1="20.322cm" svg:y1="16.977cm" svg:x2="18.31cm" svg:y2="16.977cm">
            <text:p/>
          </draw:line>
          <draw:frame draw:style-name="gr25" draw:text-style-name="P17" draw:layer="layout" svg:width="2.169cm" svg:height="0.871cm" svg:x="18.363cm" svg:y="17.026cm">
            <draw:text-box>
              <text:p><text:span text:style-name="T1">TPI1</text:span></text:p>
            </draw:text-box>
          </draw:frame>
          <draw:line draw:style-name="gr7" draw:text-style-name="P6" draw:layer="layout" svg:x1="18.31cm" svg:y1="17.897cm" svg:x2="20.322cm" svg:y2="17.897cm">
            <text:p/>
          </draw:line>
          <draw:line draw:style-name="gr7" draw:text-style-name="P6" draw:layer="layout" svg:x1="20.322cm" svg:y1="17.897cm" svg:x2="20.675cm" svg:y2="17.437cm">
            <text:p/>
          </draw:line>
          <draw:line draw:style-name="gr7" draw:text-style-name="P6" draw:layer="layout" svg:x1="20.675cm" svg:y1="17.437cm" svg:x2="20.322cm" svg:y2="16.977cm">
            <text:p/>
          </draw:line>
          <draw:line draw:style-name="gr7" draw:text-style-name="P6" draw:layer="layout" svg:x1="20.322cm" svg:y1="16.977cm" svg:x2="18.31cm" svg:y2="16.977cm">
            <text:p/>
          </draw:line>
          <draw:line draw:style-name="gr7" draw:text-style-name="P6" draw:layer="layout" svg:x1="18.31cm" svg:y1="16.977cm" svg:x2="18.561cm" svg:y2="17.437cm">
            <text:p/>
          </draw:line>
          <draw:line draw:style-name="gr7" draw:text-style-name="P6" draw:layer="layout" svg:x1="18.31cm" svg:y1="17.897cm" svg:x2="18.561cm" svg:y2="17.437cm">
            <text:p/>
          </draw:line>
        </draw:g>
        <draw:frame draw:style-name="gr5" draw:text-style-name="P5" draw:layer="layout" svg:width="2.063cm" svg:height="0.871cm" svg:x="15.729cm" svg:y="17.025cm">
          <draw:text-box>
            <text:p><text:span text:style-name="T1">RKI1</text:span></text:p>
          </draw:text-box>
        </draw:frame>
        <draw:custom-shape draw:style-name="gr18" draw:text-style-name="P14" draw:layer="layout" svg:width="1.257cm" svg:height="0.299cm" svg:x="21.249cm" svg:y="17.611cm">
          <text:p text:style-name="P13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8" draw:layer="layout" svg:width="3.52cm" svg:height="1.991cm" svg:x="21.86cm" svg:y="1.221cm">
          <draw:text-box>
            <text:p><text:span text:style-name="T6">A</text:span></text:p>
          </draw:text-box>
        </draw:frame>
        <draw:frame draw:style-name="gr28" draw:text-style-name="P18" draw:layer="layout" svg:width="3.52cm" svg:height="1.991cm" svg:x="3.756cm" svg:y="10.229cm">
          <draw:text-box>
            <text:p><text:span text:style-name="T6">B</text:span></text:p>
          </draw:text-box>
        </draw:frame>
        <draw:frame draw:style-name="gr28" draw:text-style-name="P18" draw:layer="layout" svg:width="3.52cm" svg:height="1.991cm" svg:x="19.597cm" svg:y="10.689cm">
          <draw:text-box>
            <text:p><text:span text:style-name="T6">C</text:span></text:p>
          </draw:text-box>
        </draw:frame>
        <draw:frame draw:style-name="gr28" draw:text-style-name="P18" draw:layer="layout" svg:width="3.52cm" svg:height="1.991cm" svg:x="8.282cm" svg:y="17.244cm">
          <draw:text-box>
            <text:p><text:span text:style-name="T6">D</text:span></text:p>
          </draw:text-box>
        </draw:frame>
        <draw:frame draw:style-name="gr24" draw:text-style-name="P16" xml:id="id11" draw:id="id11" draw:layer="layout" svg:width="2.45cm" svg:height="0.899cm" svg:x="18.907cm" svg:y="12.722cm">
          <draw:text-box>
            <text:p><text:span text:style-name="T5">pYPK0</text:span></text:p>
          </draw:text-box>
        </draw:frame>
        <draw:frame draw:style-name="gr29" draw:text-style-name="P16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30" draw:text-style-name="P19" draw:layer="layout" svg:width="1.778cm" svg:height="0.962cm" svg:x="4.293cm" svg:y="14.453cm">
          <draw:text-box>
            <text:p><text:span text:style-name="T7">Not</text:span>I</text:p>
          </draw:text-box>
        </draw:frame>
        <draw:frame draw:style-name="gr30" draw:text-style-name="P19" xml:id="id13" draw:id="id13" draw:layer="layout" svg:width="1.778cm" svg:height="0.962cm" svg:x="19.663cm" svg:y="14.453cm">
          <draw:text-box>
            <text:p><text:span text:style-name="T7">Pac</text:span>I</text:p>
          </draw:text-box>
        </draw:frame>
        <draw:line draw:style-name="gr9" draw:text-style-name="P7" draw:layer="layout" svg:x1="13.183cm" svg:y1="6.325cm" svg:x2="13.691cm" svg:y2="5.817cm">
          <text:p/>
        </draw:line>
        <draw:line draw:style-name="gr9" draw:text-style-name="P7" draw:layer="layout" svg:x1="15.215cm" svg:y1="6.171cm" svg:x2="15.215cm" svg:y2="5.817cm">
          <text:p/>
        </draw:line>
        <draw:line draw:style-name="gr9" draw:text-style-name="P7" draw:layer="layout" svg:x1="17.247cm" svg:y1="6.325cm" svg:x2="16.739cm" svg:y2="5.817cm">
          <text:p/>
        </draw:line>
        <draw:connector draw:style-name="gr9" draw:text-style-name="P7" draw:layer="layout" draw:type="line" svg:x1="20.552cm" svg:y1="15.415cm" svg:x2="20.675cm" svg:y2="17.437cm" draw:start-shape="id13" draw:end-shape="id14" svg:d="M20552 15415l123 2022" svg:viewBox="0 0 124 2023">
          <text:p/>
        </draw:connector>
        <draw:line draw:style-name="gr9" draw:text-style-name="P7" draw:layer="layout" svg:x1="5.309cm" svg:y1="15.415cm" svg:x2="6.515cm" svg:y2="16.42cm">
          <text:p/>
        </draw:lin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5-07-24T20:16:42.966709970</dc:date>
    <meta:editing-duration>PT8H27M32S</meta:editing-duration>
    <meta:editing-cycles>19</meta:editing-cycles>
    <meta:generator>LibreOffice/4.4.2.2$Linux_X86_64 LibreOffice_project/40m0$Build-2</meta:generator>
    <meta:document-statistic meta:object-count="215"/>
  </office:meta>
</office:document-meta>
</file>